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table:number-columns-repeated="4"/>
          <table:table-cell table:style-name="ce15" table:formula="of:=SUM([.B3:.F3])" office:value-type="float" office:value="7700" calcext:value-type="float">
            <text:p>77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350" calcext:value-type="float">
            <text:p>350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350" calcext:value-type="float">
            <text:p>350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</table:table-row>
        <table:table-row table:style-name="ro3">
          <table:table-cell table:number-columns-repeated="7"/>
          <table:table-cell table:formula="of:=SUM([.D26:.F2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350" calcext:value-type="float">
            <text:p>350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350" calcext:value-type="float">
            <text:p>35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350" calcext:value-type="float">
            <text:p>35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350" calcext:value-type="float">
            <text:p>350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Jozef</text:p>
          </table:table-cell>
          <table:table-cell/>
          <table:table-cell table:formula="of:=SUM([.B26:.F26])" office:value-type="float" office:value="350" calcext:value-type="float">
            <text:p>35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350" calcext:value-type="float">
            <text:p>350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3">
          <table:table-cell table:number-columns-repeated="7"/>
          <table:table-cell table:formula="of:=SUM([.C26:.F2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350" calcext:value-type="float">
            <text:p>350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350" calcext:value-type="float">
            <text:p>350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</table:table-row>
        <table:table-row table:style-name="ro3">
          <table:table-cell table:number-columns-repeated="7"/>
          <table:table-cell table:formula="of:=SUM([.B26];[.D26];[.E26];[.F26])" office:value-type="float" office:value="350" calcext:value-type="float">
            <text:p>350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</table:table-row>
        <table:table-row table:style-name="ro3">
          <table:table-cell table:number-columns-repeated="7"/>
          <table:table-cell table:formula="of:=SUM([.C26:.F2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350" calcext:value-type="float">
            <text:p>350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350" calcext:value-type="float">
            <text:p>350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350" calcext:value-type="float">
            <text:p>350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350" calcext:value-type="float">
            <text:p>350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350" calcext:value-type="float">
            <text:p>350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350" calcext:value-type="float">
            <text:p>350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0" office:value-type="float" office:value="0" calcext:value-type="float">
            <text:p>0</text:p>
          </table:table-cell>
          <table:table-cell table:formula="of:=[.D3]/22" office:value-type="float" office:value="0" calcext:value-type="float">
            <text:p>0</text:p>
          </table:table-cell>
          <table:table-cell table:formula="of:=[.E3]/22" office:value-type="float" office:value="0" calcext:value-type="float">
            <text:p>0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350" calcext:value-type="float">
            <text:p>350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350" calcext:value-type="float">
            <text:p>350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C2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</table:table-row>
        <table:table-row table:style-name="ro3">
          <table:table-cell table:number-columns-repeated="7"/>
          <table:table-cell table:style-name="ce15" table:formula="of:=SUM([.H4:.H28])" office:value-type="float" office:value="6650" calcext:value-type="float">
            <text:p>665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0:51:01.645559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31T10:54:09.830976082</dc:date>
    <meta:editing-duration>P10DT15H2M13S</meta:editing-duration>
    <meta:editing-cycles>3289</meta:editing-cycles>
    <meta:generator>LibreOffice/4.2.8.2$Linux_X86_64 LibreOffice_project/420m0$Build-2</meta:generator>
    <meta:document-statistic meta:table-count="20" meta:cell-count="9165" meta:object-count="0"/>
  </office:meta>
</office:document-meta>
</file>